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ingContextConfi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textConfig.BindingContextConfig( String name , String factory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ndingContextConfig.getFactory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